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055cm" fo:margin-bottom="0.055cm" style:contextual-spacing="false"/>
      <style:text-properties fo:color="#000000" fo:font-weight="normal" officeooo:rsid="00073ad8" officeooo:paragraph-rsid="00073ad8" style:font-weight-asian="normal" style:font-weight-complex="normal"/>
    </style:style>
    <style:style style:name="P2" style:family="paragraph" style:parent-style-name="Standard">
      <style:paragraph-properties fo:margin-top="0.055cm" fo:margin-bottom="0.055cm" style:contextual-spacing="false"/>
      <style:text-properties fo:color="#000000" fo:font-weight="normal" officeooo:paragraph-rsid="00073ad8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fo:letter-spacing="normal" officeooo:rsid="00073ad8" officeooo:paragraph-rsid="00073ad8" style:font-name-asian="georgia" style:font-size-asian="11.25pt" style:font-style-asian="normal" style:font-weight-asian="normal"/>
    </style:style>
    <style:style style:name="P4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officeooo:paragraph-rsid="00073ad8" style:font-name-asian="georgia" style:font-size-asian="11.25pt" style:font-style-asian="normal" style:font-weight-asian="normal"/>
    </style:style>
    <style:style style:name="P6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8" style:family="paragraph" style:parent-style-name="Text_20_body">
      <style:paragraph-properties fo:margin-top="0.055cm" fo:margin-bottom="0.055cm" style:contextual-spacing="false"/>
      <style:text-properties fo:color="#000000" officeooo:paragraph-rsid="00073ad8"/>
    </style:style>
    <style:style style:name="P9" style:family="paragraph" style:parent-style-name="Text_20_body">
      <style:paragraph-properties fo:margin-top="0.055cm" fo:margin-bottom="0.055cm" style:contextual-spacing="false"/>
      <style:text-properties fo:color="#000000" officeooo:rsid="00073ad8" officeooo:paragraph-rsid="00073ad8"/>
    </style:style>
    <style:style style:name="P10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fo:letter-spacing="normal" officeooo:rsid="00073ad8" officeooo:paragraph-rsid="00073ad8" style:font-name-asian="georgia" style:font-size-asian="11.25pt" style:font-style-asian="normal" style:font-weight-asian="normal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style:font-name-asian="georgia" style:font-size-asian="11.25pt" style:font-style-asian="normal" style:font-weight-asian="normal"/>
    </style:style>
    <style:style style:name="T2" style:family="text">
      <style:text-properties fo:font-variant="normal" fo:text-transform="none" fo:letter-spacing="normal"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letter-spacing="normal" officeooo:rsid="00073ad8" style:font-name-asian="georgia" style:font-size-asian="11.25pt" style:font-style-asian="normal" style:font-weight-asian="normal"/>
    </style:style>
    <style:style style:name="T4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10" style:family="text">
      <style:text-properties style:font-name="georgia" fo:font-size="11.25pt" fo:font-style="normal" fo:font-weight="normal"/>
    </style:style>
    <style:style style:name="T11" style:family="text">
      <style:text-properties style:font-size-asian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线段树主要用于区间记录信息（如区间和、最大最小值等），首先是建树：</text:span></text:p>
      <text:p text:style-name="P7">这里以求和为例：</text:p>
      <text:p text:style-name="P1">const int MAXM=50000;　　　　　　　　　　//定义 MAXM 为线段最大长度</text:p>
      <text:p text:style-name="P1"/>
      <text:p text:style-name="P1">int a[MAXM+5],st[(MAXM&lt;&lt;2)+5];</text:p>
      <text:p text:style-name="P1"/>
      <text:p text:style-name="P1">void build(int o,int l,int r){</text:p>
      <text:p text:style-name="P1"><text:s text:c="4"/>if(l==r)st[o]=a[l];</text:p>
      <text:p text:style-name="P1"><text:s text:c="4"/>else{</text:p>
      <text:p text:style-name="P1"><text:s text:c="8"/>int m=l+((r-l)&gt;&gt;1);</text:p>
      <text:p text:style-name="P1"><text:s text:c="8"/>build(o&lt;&lt;1,l,m);</text:p>
      <text:p text:style-name="P1"><text:s text:c="8"/>build((o&lt;&lt;1)|1,m+1,r);</text:p>
      <text:p text:style-name="P1"><text:s text:c="8"/>st[o]=st[o&lt;&lt;1]+st[(o&lt;&lt;1)|1];</text:p>
      <text:p text:style-name="P1"><text:s text:c="4"/>}</text:p>
      <text:p text:style-name="P1">}</text:p>
      <text:p text:style-name="P2"/>
      <text:p text:style-name="P8"><text:span text:style-name="T3">然后是比较简单的单点修改以及区间查询操作：</text:span></text:p>
      <text:p text:style-name="P8"><text:span text:style-name="T2">单点修改：</text:span></text:p>
      <text:p text:style-name="P9"><text:span text:style-name="T2">void update(int o,int l,int r,int ind,int ans){</text:span></text:p>
      <text:p text:style-name="P9"><text:span text:style-name="T2"><text:s text:c="4"/>if(l==r){</text:span></text:p>
      <text:p text:style-name="P9"><text:span text:style-name="T2"><text:s text:c="8"/>st[o]=ans;</text:span></text:p>
      <text:p text:style-name="P9"><text:span text:style-name="T2"><text:s text:c="8"/>return;</text:span></text:p>
      <text:p text:style-name="P9"><text:span text:style-name="T2"><text:s text:c="4"/>}</text:span></text:p>
      <text:p text:style-name="P9"><text:span text:style-name="T2"><text:s text:c="4"/>int m=l+((r-l)&gt;&gt;1);</text:span></text:p>
      <text:p text:style-name="P9"><text:span text:style-name="T2"><text:s text:c="4"/>if(ind&lt;=m)update(o&lt;&lt;1,l,m,ind,ans);</text:span></text:p>
      <text:p text:style-name="P9"><text:span text:style-name="T2"><text:s text:c="4"/>else update((o&lt;&lt;1)|1,m+1,r,ind,ans);</text:span></text:p>
      <text:p text:style-name="P9"><text:span text:style-name="T2"><text:s text:c="4"/>st[o]=max(st[o&lt;&lt;1],st[(o&lt;&lt;1)|1]);</text:span></text:p>
      <text:p text:style-name="P9"><text:span text:style-name="T2">}</text:span></text:p>
      <text:p text:style-name="P10">对应单点修改的区间查询：</text:p>
      <text:p text:style-name="P10">int query(int o,int l,int r,int ql,int qr){</text:p>
      <text:p text:style-name="P10"><text:s text:c="4"/>if(ql&gt;r||qr&lt;l) return -1;</text:p>
      <text:p text:style-name="P10"><text:s text:c="4"/>if(ql&lt;=l&amp;&amp;qr&gt;=r) return st[o];</text:p>
      <text:p text:style-name="P10"><text:s text:c="4"/>int m=l+((r-l)&gt;&gt;1);</text:p>
      <text:p text:style-name="P10"><text:s text:c="4"/>int p1=query(o&lt;&lt;1,l,m,ql,qr),p2=query((o&lt;&lt;1)|1,m+1,r,ql,qr);</text:p>
      <text:p text:style-name="P10"><text:s text:c="4"/>return max(p1,p2);</text:p>
      <text:p text:style-name="P10">}</text:p>
      <text:p text:style-name="P10"/>
      <text:p text:style-name="P10"><text:soft-page-break/>然后是线段数的区间修改以及相应的查询：</text:p>
      <text:p text:style-name="P4"><text:span text:style-name="T1">区间修改用到了</text:span><text:span text:style-name="T10">lazy</text:span><text:span text:style-name="T1">的思想，即当一个区间需要更新时，只递归更新到那一层结点，并将其下层结点所需要更新的信息保存在数组中，然后返回，只有当下次遍历到那个结点（更新过程中或查询过程中），才将那个结点的修改信息传递下去，这样就避免了区间修改的每个值的修改</text:span></text:p>
      <text:p text:style-name="P5">区间修改（包括区间加值和区间赋值）及相应查询：</text:p>
      <text:p text:style-name="P5"><text:span text:style-name="T11">区间加值：</text:span></text:p>
      <text:p text:style-name="P10">void pushup(int o){st[o]=st[o&lt;&lt;1]+st[o&lt;&lt;1|1];}</text:p>
      <text:p text:style-name="P10"><text:s text:c="2"/></text:p>
      <text:p text:style-name="P10">void pushdown(int o,int l,int r){</text:p>
      <text:p text:style-name="P10"><text:s text:c="4"/>if(add[o]){</text:p>
      <text:p text:style-name="P10"><text:s text:c="8"/>add[o&lt;&lt;1]+=add[o];</text:p>
      <text:p text:style-name="P10"><text:s text:c="8"/>add[o&lt;&lt;1|1]+=add[o];</text:p>
      <text:p text:style-name="P10"><text:s text:c="8"/>int m=l+((r-l)&gt;&gt;1);</text:p>
      <text:p text:style-name="P10"><text:s text:c="8"/>st[o&lt;&lt;1]+=add[o]*(m-l+1);</text:p>
      <text:p text:style-name="P10"><text:s text:c="8"/>st[o&lt;&lt;1|1]+=add[o]*(r-m);</text:p>
      <text:p text:style-name="P10"><text:s text:c="8"/>add[o]=0;</text:p>
      <text:p text:style-name="P10"><text:s text:c="4"/>}</text:p>
      <text:p text:style-name="P10">}</text:p>
      <text:p text:style-name="P10"><text:s/></text:p>
      <text:p text:style-name="P10">void update(int o,int l,int r,int ql,int qr,int addv){</text:p>
      <text:p text:style-name="P10"><text:s text:c="4"/>if(ql&lt;=l&amp;&amp;qr&gt;=r){</text:p>
      <text:p text:style-name="P10"><text:s text:c="8"/>add[o]+=addv;</text:p>
      <text:p text:style-name="P10"><text:s text:c="8"/>st[o]+=addv*(r-l+1);</text:p>
      <text:p text:style-name="P10"><text:s text:c="8"/>return;</text:p>
      <text:p text:style-name="P10"><text:s text:c="4"/>}</text:p>
      <text:p text:style-name="P10"><text:s text:c="4"/>pushdown(o,l,r);</text:p>
      <text:p text:style-name="P10"><text:s text:c="4"/>int m=l+((r-l)&gt;&gt;1);</text:p>
      <text:p text:style-name="P10"><text:s text:c="4"/>if(ql&lt;=m)update(o&lt;&lt;1,l,m,ql,qr,addv);</text:p>
      <text:p text:style-name="P10"><text:s text:c="4"/>if(qr&gt;=m+1)update(o&lt;&lt;1|1,m+1,r,ql,qr,addv);</text:p>
      <text:p text:style-name="P10"><text:s text:c="4"/>pushup(o);</text:p>
      <text:p text:style-name="P10">}</text:p>
      <text:p text:style-name="P10"/>
      <text:p text:style-name="P10">ll query(int o,int l,int r,int ql,int qr){</text:p>
      <text:p text:style-name="P10"><text:s text:c="4"/>if(ql&lt;=l&amp;&amp;qr&gt;=r) return st[o];</text:p>
      <text:p text:style-name="P10"><text:soft-page-break/><text:s text:c="4"/>pushdown(o,l,r);</text:p>
      <text:p text:style-name="P10"><text:s text:c="4"/>int m=l+((r-l)&gt;&gt;1);</text:p>
      <text:p text:style-name="P10"><text:s text:c="4"/>ll ans=0;</text:p>
      <text:p text:style-name="P10"><text:s text:c="4"/>if(ql&lt;=m)ans+=query(o&lt;&lt;1,l,m,ql,qr);</text:p>
      <text:p text:style-name="P10"><text:s text:c="4"/>if(qr&gt;=m+1)ans+=query(o&lt;&lt;1|1,m+1,r,ql,qr);</text:p>
      <text:p text:style-name="P10">　　 return ans; </text:p>
      <text:p text:style-name="P10">}</text:p>
      <text:p text:style-name="P10"/>
      <text:p text:style-name="P10">区间改值（其实只有<text:span text:style-name="T10">pushdow</text:span>函数和<text:span text:style-name="T10">update</text:span>中修改部分与区间加值不同）：</text:p>
      <text:p text:style-name="P10">void pushup(int o){</text:p>
      <text:p text:style-name="P10"><text:s text:c="5"/>st[o]=st[o&lt;&lt;1]+st[o&lt;&lt;1|1];</text:p>
      <text:p text:style-name="P10"><text:s/>}</text:p>
      <text:p text:style-name="P10"><text:s/></text:p>
      <text:p text:style-name="P10"><text:s/>void pushdown(int o,int l,int r){</text:p>
      <text:p text:style-name="P10"><text:s text:c="5"/>if(change[o]){</text:p>
      <text:p text:style-name="P10"><text:s text:c="9"/>int c=change[o];</text:p>
      <text:p text:style-name="P10"><text:s text:c="9"/>change[o&lt;&lt;1]=c;</text:p>
      <text:p text:style-name="P10"><text:s text:c="9"/>change[o&lt;&lt;1|1]=c;</text:p>
      <text:p text:style-name="P10"><text:s text:c="9"/>int m=l+((r-l)&gt;&gt;1);</text:p>
      <text:p text:style-name="P10"><text:s text:c="9"/>st[o&lt;&lt;1]=(m-l+1)*c;</text:p>
      <text:p text:style-name="P10"><text:s text:c="9"/>st[o&lt;&lt;1|1]=(r-m)*c;</text:p>
      <text:p text:style-name="P10"><text:s text:c="9"/>change[o]=0;</text:p>
      <text:p text:style-name="P10"><text:s text:c="5"/>}</text:p>
      <text:p text:style-name="P10"><text:s/>}</text:p>
      <text:p text:style-name="P10"><text:s/></text:p>
      <text:p text:style-name="P10"><text:s/>void update(int o,int l,int r,int ql,int qr,int c){</text:p>
      <text:p text:style-name="P10"><text:s text:c="5"/>if(ql&lt;=l&amp;&amp;qr&gt;=r){</text:p>
      <text:p text:style-name="P10"><text:s text:c="9"/>change[o]=c;</text:p>
      <text:p text:style-name="P10"><text:s text:c="9"/>st[o]=(r-l+1)*c;</text:p>
      <text:p text:style-name="P10"><text:s text:c="9"/>return;</text:p>
      <text:p text:style-name="P10"><text:s text:c="5"/>}</text:p>
      <text:p text:style-name="P10"><text:s text:c="5"/></text:p>
      <text:p text:style-name="P10"><text:s text:c="5"/>pushdown(o,l,r);</text:p>
      <text:p text:style-name="P10"><text:s text:c="5"/>int m=l+((r-l)&gt;&gt;1);</text:p>
      <text:p text:style-name="P10"><text:s text:c="5"/>if(ql&lt;=m)update(o&lt;&lt;1,l,m,ql,qr,c);</text:p>
      <text:p text:style-name="P10"><text:soft-page-break/><text:s text:c="5"/>if(qr&gt;=m+1)update(o&lt;&lt;1|1,m+1,r,ql,qr,c);</text:p>
      <text:p text:style-name="P10"><text:s text:c="5"/>pushup(o);</text:p>
      <text:p text:style-name="P10"><text:s/>}</text:p>
      <text:p text:style-name="P10"><text:s/></text:p>
      <text:p text:style-name="P10"><text:s/>int query(int o,int l,int r,int ql,int qr){</text:p>
      <text:p text:style-name="P10"><text:s text:c="5"/>if(ql&lt;=l&amp;&amp;qr&gt;=r) return st[o];</text:p>
      <text:p text:style-name="P10"><text:s text:c="5"/>pushdown(o,l,r);</text:p>
      <text:p text:style-name="P10"><text:s text:c="5"/>int m=l+((r-l)&gt;&gt;1);</text:p>
      <text:p text:style-name="P10"><text:s text:c="5"/>int ans=0;</text:p>
      <text:p text:style-name="P10"><text:s text:c="5"/>if(ql&lt;=m)ans+=query(o&lt;&lt;1,l,m,ql,qr);</text:p>
      <text:p text:style-name="P10"><text:s text:c="5"/>if(qr&gt;=m+1)ans+=query(o&lt;&lt;1|1,m+1,r,ql,qr);</text:p>
      <text:p text:style-name="P10"><text:s text:c="5"/>return ans;</text:p>
      <text:p text:style-name="P10"><text:s/>}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基本线段树模板（建树、点</text:span><text:span text:style-name="MT2">/</text:span><text:span text:style-name="MT1">区间修改、查询）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00:54.531221991</meta:creation-date>
    <dc:date>2015-10-13T00:07:07.016882820</dc:date>
    <meta:editing-duration>P0D</meta:editing-duration>
    <meta:editing-cycles>1</meta:editing-cycles>
    <meta:document-statistic meta:table-count="0" meta:image-count="0" meta:object-count="0" meta:page-count="4" meta:paragraph-count="112" meta:word-count="485" meta:character-count="2653" meta:non-whitespace-character-count="2126"/>
    <meta:generator>LibreOffice/4.2.8.2$Linux_X86_64 LibreOffice_project/420m0$Build-2</meta:generator>
  </office:meta>
</office:document-meta>
</file>